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3d3a9" officeooo:paragraph-rsid="0013d3a9" style:font-size-asian="15pt" style:font-size-complex="15pt"/>
    </style:style>
    <style:style style:name="P2" style:family="paragraph" style:parent-style-name="Standard">
      <style:text-properties fo:font-size="15pt" officeooo:rsid="0013d3a9" officeooo:paragraph-rsid="0013d3a9" style:font-size-asian="15pt" style:font-size-complex="15pt"/>
    </style:style>
    <style:style style:name="P3" style:family="paragraph" style:parent-style-name="Standard">
      <style:text-properties fo:font-size="15pt" officeooo:rsid="0017a1a5" officeooo:paragraph-rsid="0017a1a5" style:font-size-asian="15pt" style:font-size-complex="1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4륜차에서 3륜차로 바꾸는 과정에서 맨 앞에 위치한 모터가 달린 판이 떨어져 나갈 가능성이 있다. 그러니 너무 힘을 가하지 말 것!( 4륜차 조립 시 가장 작은 나사를 끼운 부분)</text:p>
      <text:p text:style-name="P1"/>
      <text:p text:style-name="P1">2. 3륜차 회로를 원활하게 연결하기 위해서 자동차 외곽 조립보다는 회로 연결을 먼저 살펴볼 것을 추천!</text:p>
      <text:p text:style-name="P1"/>
      <text:p text:style-name="P1">3. 자동차가 무거우면 잘 움직이지 못하므로 최대한 무게를 줄이기 위해 ssh 설정을 하는 것을 추천!</text:p>
      <text:p text:style-name="P1"/>
      <text:p text:style-name="P1">4. 배터리의 power 양에 따라 매번 움직이는 속도가 달라지므로 각도나 속도의 기준은 배터리가 100%로 충전되었을 때를 하는 것을 추천!</text:p>
      <text:p text:style-name="P1"/>
      <text:p text:style-name="P1">5. 주석을 넣을 때는 최대한 자세히 친절히 넣어주면 자신은 힘들지만 다른 사람이 볼 때 좋습니다.</text:p>
      <text:p text:style-name="P1"/>
      <text:p text:style-name="P3">6. 한글 주석이 있으면 프로그램이 오류가 납니다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0:04:04.790196197</meta:creation-date>
    <dc:date>2017-11-06T00:05:39.088468292</dc:date>
    <meta:editing-duration>PT22M5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270" meta:character-count="380" meta:non-whitespace-character-count="286"/>
  </office:meta>
</office:document-meta>
</file>